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Source Code Pro" svg:font-family="'Source Code Pro'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table:align="margins" style:writing-mode="lr-tb"/>
    </style:style>
    <style:style style:name="Table1.A" style:family="table-column">
      <style:table-column-properties style:column-width="16.58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589cm" table:align="margins" style:writing-mode="lr-tb"/>
    </style:style>
    <style:style style:name="Table2.A" style:family="table-column">
      <style:table-column-properties style:column-width="16.58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589cm" table:align="margins" style:writing-mode="lr-tb"/>
    </style:style>
    <style:style style:name="Table3.A" style:family="table-column">
      <style:table-column-properties style:column-width="16.58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6.589cm" table:align="margins" style:writing-mode="lr-tb"/>
    </style:style>
    <style:style style:name="Table4.A" style:family="table-column">
      <style:table-column-properties style:column-width="16.58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589cm" table:align="margins" style:writing-mode="lr-tb"/>
    </style:style>
    <style:style style:name="Table5.A" style:family="table-column">
      <style:table-column-properties style:column-width="16.58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589cm" table:align="margins" style:writing-mode="lr-tb"/>
    </style:style>
    <style:style style:name="Table6.A" style:family="table-column">
      <style:table-column-properties style:column-width="16.58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589cm" table:align="margins" style:writing-mode="lr-tb"/>
    </style:style>
    <style:style style:name="Table7.A" style:family="table-column">
      <style:table-column-properties style:column-width="16.589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589cm" table:align="margins" style:writing-mode="lr-tb"/>
    </style:style>
    <style:style style:name="Table8.A" style:family="table-column">
      <style:table-column-properties style:column-width="16.589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589cm" table:align="margins" style:writing-mode="lr-tb"/>
    </style:style>
    <style:style style:name="Table9.A" style:family="table-column">
      <style:table-column-properties style:column-width="16.589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6.589cm" table:align="margins" style:writing-mode="lr-tb"/>
    </style:style>
    <style:style style:name="Table10.A" style:family="table-column">
      <style:table-column-properties style:column-width="16.58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589cm" table:align="margins" style:writing-mode="lr-tb"/>
    </style:style>
    <style:style style:name="Table11.A" style:family="table-column">
      <style:table-column-properties style:column-width="16.58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6.589cm" table:align="margins" style:writing-mode="lr-tb"/>
    </style:style>
    <style:style style:name="Table12.A" style:family="table-column">
      <style:table-column-properties style:column-width="16.589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 fo:text-align="center" style:justify-single-word="false" fo:break-before="auto" fo:break-after="auto" style:writing-mode="lr-tb"/>
      <style:text-properties fo:color="#000000" style:text-line-through-style="none" style:text-line-through-type="none" style:font-name="Arial" fo:font-size="11pt" fo:language="id" fo:country="ID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 style:master-page-name="First_20_Page">
      <style:paragraph-properties fo:margin-top="0.101cm" fo:margin-bottom="0.101cm" loext:contextual-spacing="false" fo:line-height="150%" fo:text-align="center" style:justify-single-word="false" style:page-number="auto" fo:break-before="auto" fo:break-after="auto" style:writing-mode="lr-tb"/>
      <style:text-properties fo:language="id" fo:country="ID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Heading_20_1" style:master-page-name="Standard">
      <style:paragraph-properties fo:margin-top="0.101cm" fo:margin-bottom="0.101cm" loext:contextual-spacing="false" fo:line-height="150%" fo:text-align="center" style:justify-single-word="false" style:page-number="1"/>
      <style:text-properties officeooo:rsid="001b7c25" officeooo:paragraph-rsid="001b7c25"/>
    </style:style>
    <style:style style:name="P10" style:family="paragraph" style:parent-style-name="Title">
      <style:paragraph-properties fo:margin-top="0.101cm" fo:margin-bottom="0.101cm" loext:contextual-spacing="false" fo:line-height="150%" fo:break-before="auto" fo:break-after="auto"/>
      <style:text-properties style:font-name="Arial" officeooo:paragraph-rsid="0017df79"/>
    </style:style>
    <style:style style:name="P11" style:family="paragraph" style:parent-style-name="Table_20_Contents">
      <style:text-properties officeooo:rsid="001c247e" officeooo:paragraph-rsid="001c247e"/>
    </style:style>
    <style:style style:name="P12" style:family="paragraph" style:parent-style-name="Text_20_body">
      <style:text-properties fo:font-size="13pt" style:font-size-asian="13pt" style:font-size-complex="13pt"/>
    </style:style>
    <style:style style:name="P13" style:family="paragraph" style:parent-style-name="Text_20_body" style:list-style-name="L5">
      <style:text-properties officeooo:paragraph-rsid="001b7c25"/>
    </style:style>
    <style:style style:name="P14" style:family="paragraph" style:parent-style-name="Text_20_body" style:list-style-name="L5">
      <style:text-properties officeooo:paragraph-rsid="001c247e"/>
    </style:style>
    <style:style style:name="P15" style:family="paragraph" style:parent-style-name="Text_20_body" style:list-style-name="L5">
      <style:text-properties officeooo:paragraph-rsid="0022ccb5"/>
    </style:style>
    <style:style style:name="P16" style:family="paragraph" style:parent-style-name="Text_20_body" style:list-style-name="L5">
      <style:text-properties officeooo:rsid="0020121f" officeooo:paragraph-rsid="0020121f"/>
    </style:style>
    <style:style style:name="P17" style:family="paragraph" style:parent-style-name="Text_20_body" style:list-style-name="L6">
      <style:text-properties officeooo:paragraph-rsid="001b7c25"/>
    </style:style>
    <style:style style:name="P18" style:family="paragraph" style:parent-style-name="Text_20_body" style:list-style-name="L7">
      <style:text-properties officeooo:paragraph-rsid="001c247e"/>
    </style:style>
    <style:style style:name="P19" style:family="paragraph" style:parent-style-name="Text_20_body" style:list-style-name="L8">
      <style:text-properties officeooo:paragraph-rsid="001c247e"/>
    </style:style>
    <style:style style:name="P20" style:family="paragraph" style:parent-style-name="Text_20_body" style:list-style-name="L9">
      <style:text-properties officeooo:paragraph-rsid="001d0110"/>
    </style:style>
    <style:style style:name="P21" style:family="paragraph" style:parent-style-name="Text_20_body" style:list-style-name="L10">
      <style:text-properties officeooo:paragraph-rsid="001e5f19"/>
    </style:style>
    <style:style style:name="P22" style:family="paragraph" style:parent-style-name="Text_20_body" style:list-style-name="L5">
      <style:text-properties officeooo:rsid="0020d9e3" officeooo:paragraph-rsid="0020d9e3"/>
    </style:style>
    <style:style style:name="P23" style:family="paragraph" style:parent-style-name="Text_20_body" style:list-style-name="L5">
      <style:text-properties officeooo:rsid="0020d9e3" officeooo:paragraph-rsid="00213974"/>
    </style:style>
    <style:style style:name="P24" style:family="paragraph" style:parent-style-name="Text_20_body" style:list-style-name="L5">
      <style:text-properties officeooo:rsid="0022ccb5" officeooo:paragraph-rsid="0022ccb5"/>
    </style:style>
    <style:style style:name="T1" style:family="text">
      <style:text-properties style:font-name="Ubuntu" fo:font-style="italic" style:font-name-asian="Ubuntu" style:font-style-asian="italic" style:font-name-complex="Ubuntu" style:font-style-complex="italic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style:font-name="Ubuntu" officeooo:rsid="001d1859" style:font-name-asian="Ubuntu" style:font-name-complex="Ubuntu"/>
    </style:style>
    <style:style style:name="T4" style:family="text"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5" style:family="text">
      <style:text-properties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T6" style:family="text">
      <style:text-properties fo:font-size="16pt" fo:font-weight="bold" officeooo:rsid="001b7c25" style:font-name-asian="Georgia" style:font-size-asian="16pt" style:font-weight-asian="bold" style:font-name-complex="Georgia" style:font-size-complex="16pt" style:font-weight-complex="bold"/>
    </style:style>
    <style:style style:name="T7" style:family="text">
      <style:text-properties officeooo:rsid="001b7c25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c247e"/>
    </style:style>
    <style:style style:name="T10" style:family="text">
      <style:text-properties officeooo:rsid="001d0110"/>
    </style:style>
    <style:style style:name="T11" style:family="text">
      <style:text-properties officeooo:rsid="001e5f19"/>
    </style:style>
    <style:style style:name="T12" style:family="text">
      <style:text-properties officeooo:rsid="0020d9e3"/>
    </style:style>
    <style:style style:name="T13" style:family="text">
      <style:text-properties officeooo:rsid="002558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bookmark-start text:name="__RefHeading__9153_1394287146"/><text:span text:style-name="T5">PANDUAN</text:span> DASAR<text:span text:style-name="T5"> PEMAKETAN<text:line-break/></text:span><text:span text:style-name="T6">APLIKASI MALEO DI </text:span><text:span text:style-name="T5">BLANKON</text:span><text:bookmark-end text:name="__RefHeading__9153_1394287146"/></text:p>
      <text:p text:style-name="P5">Disusun oleh:<text:line-break/>Komunitas Pengembang BlankOn</text:p>
      <text:h text:style-name="P9" text:outline-level="1"><text:bookmark-start text:name="__RefHeading__1234_812662604"/><text:span text:style-name="T4">Panduan Pemaketan Maleo </text:span><text:bookmark-end text:name="__RefHeading__1234_812662604"/></text:h>
      <text:p text:style-name="P12"><text:span text:style-name="T8">Studi kasus memaketkan game Flappy Bird</text:span></text:p>
      <text:h text:style-name="P8" text:outline-level="2"><text:bookmark-start text:name="__RefHeading__1236_812662604"/>Persiapan Alat<text:bookmark-end text:name="__RefHeading__1236_812662604"/></text:h>
      <text:p text:style-name="Text_20_body">Berasumsi bahwa pembaca sudah memahami cara pemaketan sebagaimana tertulis di buku panduan pemaketan. </text:p>
      <text:list xml:id="list8708454090532081397" text:style-name="L5">
        <text:list-item>
          <text:p text:style-name="P13">Buat direktori khusus aplikasi yang mau dipaketkan dan kemudian download kode sumber, dan hapus folder .git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$ git clone https://github.com/nebez/floppybird flappybird </text:p>
            <text:p text:style-name="Table_20_Contents">$ cd flappybird/ </text:p>
            <text:p text:style-name="Table_20_Contents">$ rm -rf .git </text:p>
            <text:p text:style-name="Table_20_Contents">$ rm .gitattributes </text:p>
            <text:p text:style-name="Table_20_Contents">$ rm .gitignore </text:p>
          </table:table-cell>
        </table:table-row>
      </table:table>
      <text:list xml:id="list130439915474397" text:continue-numbering="true" text:style-name="L5">
        <text:list-item>
          <text:p text:style-name="P13"><text:span text:style-name="T7">Lakukan konfigurasi minimal</text:span></text:p>
        </text:list-item>
      </text:list>
      <text:list xml:id="list2940009755911548593" text:style-name="L6">
        <text:list-item>
          <text:p text:style-name="P17">Buatlah file config.xml!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$ cd flappybird</text:p>
            <text:p text:style-name="Table_20_Contents">$ nano config.xml</text:p>
          </table:table-cell>
        </table:table-row>
      </table:table>
      <text:list xml:id="list130439400862598" text:continue-list="list130439915474397" text:style-name="L5">
        <text:list-item>
          <text:list>
            <text:list-header>
              <text:p text:style-name="P13">Isi Sebagai Berikut:</text:p>
            </text:list-header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&lt;?xml version="1.0" encoding="UTF-8"?&gt;</text:p>
            <text:p text:style-name="Table_20_Contents">&lt;!--widget xmlns="http://www.w3.org/ns/widgets" xmlns:tizen="http://tizen.org/ns/widgets" id="https://github.com/01org/webapps-hangonman" version="1.0" viewmodes="fullscreen"&gt;</text:p>
            <text:p text:style-name="Table_20_Contents"><text:soft-page-break/>&lt;icon src="icon_128.png"/&gt;</text:p>
            <text:p text:style-name="Table_20_Contents">&lt;content src="index.html"/&gt;</text:p>
            <text:p text:style-name="Table_20_Contents">&lt;name&gt;hangonman&lt;/name&gt;</text:p>
            <text:p text:style-name="Table_20_Contents">&lt;tizen:application id="nrT4AQuzWO" required_version="1.0"/&gt;</text:p>
            <text:p text:style-name="Table_20_Contents">&lt;tizen:setting screen-orientation="landscape" contextmenu="enable"/&gt;</text:p>
            <text:p text:style-name="Table_20_Contents">&lt;/widget--&gt;</text:p>
            <text:p text:style-name="Table_20_Contents"/>
            <text:p text:style-name="Table_20_Contents">&lt;widget xmlns = "http://www.w3.org/ns/widgets"</text:p>
            <text:p text:style-name="Table_20_Contents">id = ""</text:p>
            <text:p text:style-name="Table_20_Contents">version ="git"</text:p>
            <text:p text:style-name="Table_20_Contents">height = "620"</text:p>
            <text:p text:style-name="Table_20_Contents">width = "820"&gt;</text:p>
            <text:p text:style-name="Table_20_Contents">&lt;name short="flappybird"&gt;Flappy Bird&lt;/name&gt;</text:p>
            <text:p text:style-name="Table_20_Contents">&lt;description&gt;</text:p>
            <text:p text:style-name="P11">Flappy Bird</text:p>
            <text:p text:style-name="P11">---------------------------</text:p>
            <text:p text:style-name="Table_20_Contents">Webapps Games</text:p>
            <text:p text:style-name="Table_20_Contents">&lt;/description&gt;</text:p>
            <text:p text:style-name="Table_20_Contents">&lt;author href=""&gt;&lt;/author&gt;</text:p>
            <text:p text:style-name="Table_20_Contents">&lt;icon src="icon_48.png"/&gt;</text:p>
            <text:p text:style-name="Table_20_Contents">&lt;content src="index.html"/&gt;</text:p>
            <text:p text:style-name="Table_20_Contents">&lt;license&gt;GPL&lt;/license&gt;</text:p>
            <text:p text:style-name="Table_20_Contents">&lt;/widget&gt;</text:p>
          </table:table-cell>
        </table:table-row>
      </table:table>
      <text:list xml:id="list130439827917273" text:continue-numbering="true" text:style-name="L5">
        <text:list-item>
          <text:list>
            <text:list-item>
              <text:p text:style-name="P14">Buat berkas flappybird.desktop!</text:p>
            </text:list-item>
          </text:list>
        </text:list-item>
      </text:list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>nano flappybird.desktop</text:p>
          </table:table-cell>
        </table:table-row>
      </table:table>
      <text:list xml:id="list484449123056923460" text:style-name="L7">
        <text:list-item>
          <text:p text:style-name="P18"><text:span text:style-name="T9">Isi sebagai berikut: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[Desktop Entry]</text:p>
            <text:p text:style-name="Table_20_Contents">Version=1.0</text:p>
            <text:p text:style-name="Table_20_Contents">Name=Flappy Bird</text:p>
            <text:p text:style-name="Table_20_Contents">Comment=Flappy Bird HTML5</text:p>
            <text:p text:style-name="Table_20_Contents">GenericName=Flappy Bird</text:p>
            <text:p text:style-name="Table_20_Contents">Exec=maleo /usr/share/flappybird/</text:p>
            <text:p text:style-name="Table_20_Contents">Terminal=false</text:p>
            <text:p text:style-name="Table_20_Contents"><text:span text:style-name="T9">XM</text:span>ultipleArgs=false</text:p>
            <text:p text:style-name="Table_20_Contents">Type=Application</text:p>
            <text:p text:style-name="Table_20_Contents">Icon=flappybird</text:p>
            <text:p text:style-name="Table_20_Contents">Categories=Game;</text:p>
            <text:p text:style-name="Table_20_Contents">StartupWMClass=Maleo</text:p>
            <text:p text:style-name="Table_20_Contents">StartupNotify=true</text:p>
          </table:table-cell>
        </table:table-row>
      </table:table>
      <text:list xml:id="list130439155318073" text:continue-list="list130439827917273" text:style-name="L5">
        <text:list-item>
          <text:p text:style-name="P14">Setelah itu keluar dari folder flappy-bird dan kompres jadi tar.gz,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$ cd ../ </text:p>
            <text:p text:style-name="Table_20_Contents">$ <text:span text:style-name="T9">tar -cf -flappybird/ | xz -9 -c - &gt; flappybird-0.1.tar.xz</text:span></text:p>
          </table:table-cell>
        </table:table-row>
      </table:table>
      <text:list xml:id="list7025231375367383482" text:style-name="L8">
        <text:list-item>
          <text:p text:style-name="P19">Masuk ke folder flappybird lagi, Lakukan dh_make dengan perintah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$ <text:s/>cd flappybird/ <text:s/></text:p>
            <text:p text:style-name="Table_20_Contents">$ <text:s/>dh_make -p flappy-bird_0.1 -e monalisa.nov@gmail.com -f ../flappy-bird-0.1.tar.xz</text:p>
          </table:table-cell>
        </table:table-row>
      </table:table>
      <text:list xml:id="list8574752244892004266" text:style-name="L9">
        <text:list-item>
          <text:p text:style-name="P20"><text:soft-page-break/><text:span text:style-name="T10">Kemudian t</text:span>ekan ‘S’ dan ‘Enter’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$ cd debian/ </text:p>
            <text:p text:style-name="Table_20_Contents">$ rm *.ex </text:p>
            <text:p text:style-name="Table_20_Contents">$ rm *.EX </text:p>
            <text:p text:style-name="Table_20_Contents">$ rm README.* </text:p>
            <text:p text:style-name="Table_20_Contents">$ rm docs </text:p>
          </table:table-cell>
        </table:table-row>
      </table:table>
      <text:list xml:id="list5066312282485765438" text:style-name="L10">
        <text:list-item>
          <text:p text:style-name="P21"><text:span text:style-name="T11">Ubah c</text:span>hangelog (sesuai aturan) = ketik perintah dch -i/-e 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$ dch -e </text:p>
          </table:table-cell>
        </table:table-row>
      </table:table>
      <text:list xml:id="list130439057345360" text:continue-list="list130439155318073" text:style-name="L5">
        <text:list-item>
          <text:p text:style-name="P16">Edit file <text:span text:style-name="T12">Copyright, Control, install</text:span></text:p>
          <text:list>
            <text:list-item>
              <text:p text:style-name="P22">$ nano debian/control</text:p>
              <text:p text:style-name="P22">Isi sebagai berikut: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ource: flappybird</text:p>
            <text:p text:style-name="Table_20_Contents">Section: games</text:p>
            <text:p text:style-name="Table_20_Contents">Priority: optional</text:p>
            <text:p text:style-name="Table_20_Contents">Maintainer: Mona &lt;monalisa.nov@gmail.com&gt;</text:p>
            <text:p text:style-name="Table_20_Contents">Build-Depends: debhelper (&gt;= 8.0.0)</text:p>
            <text:p text:style-name="Table_20_Contents">Standards-Version: 3.9.4</text:p>
            <text:p text:style-name="Table_20_Contents">Homepage: &lt;insert the upstream URL, if relevant&gt;</text:p>
            <text:p text:style-name="Table_20_Contents">#Vcs-Git: git://git.debian.org/collab-maint/flappybird.git</text:p>
            <text:p text:style-name="Table_20_Contents">#Vcs-Browser: http://git.debian.org/?p=collab-maint/flappybird.git;a=summary</text:p>
            <text:p text:style-name="Table_20_Contents">Package: flappybird</text:p>
            <text:p text:style-name="Table_20_Contents"><text:soft-page-break/>Architecture: all</text:p>
            <text:p text:style-name="Table_20_Contents">Depends: ${shlibs:Depends}, ${misc:Depends}</text:p>
            <text:p text:style-name="Table_20_Contents">Description: &lt;insert up to 60 chars description&gt;</text:p>
            <text:p text:style-name="Table_20_Contents"><text:s/>&lt;insert long description, indented with spaces&gt;</text:p>
          </table:table-cell>
        </table:table-row>
      </table:table>
      <text:list xml:id="list130440193315333" text:continue-numbering="true" text:style-name="L5">
        <text:list-item>
          <text:list>
            <text:list-item>
              <text:p text:style-name="P22">$ nano debian/install</text:p>
              <text:p text:style-name="P22">Isi sebagai berikut:</text:p>
            </text:list-item>
          </text:list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*.html /usr/share/flappybird </text:p>
            <text:p text:style-name="Table_20_Contents">assets /usr/share/flappybird</text:p>
            <text:p text:style-name="Table_20_Contents">css /usr/share/flappybird <text:s/></text:p>
            <text:p text:style-name="Table_20_Contents">js /usr/share/flappybird </text:p>
            <text:p text:style-name="Table_20_Contents">config.xml /usr/share/flappybird </text:p>
            <text:p text:style-name="Table_20_Contents">*.desktop /usr/share/applications</text:p>
          </table:table-cell>
        </table:table-row>
      </table:table>
      <text:list xml:id="list130438452375475" text:continue-numbering="true" text:style-name="L5">
        <text:list-item>
          <text:p text:style-name="P23"><text:span text:style-name="T11">Lakukan pemaketan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$ dpkg-checkbuilddeps </text:p>
            <text:p text:style-name="Table_20_Contents">$ dpkg-buildpackage -rfakeroot </text:p>
          </table:table-cell>
        </table:table-row>
      </table:table>
      <text:list xml:id="list130438511513913" text:continue-numbering="true" text:style-name="L5">
        <text:list-item>
          <text:p text:style-name="P24">Coba pasang game</text:p>
          <text:p text:style-name="P24">$ cd ../</text:p>
          <text:p text:style-name="P24">$ sudo dpkg -i flappybird_0.1-1_all.deb </text:p>
        </text:list-item>
        <text:list-item>
          <text:p text:style-name="P15">Restart Manokwari</text:p>
          <text:p text:style-name="P15">$ killall manokwari</text:p>
        </text:list-item>
        <text:list-item>
          <text:p text:style-name="P15">Jalankan G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Source Code Pro" svg:font-family="'Source Code Pro'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1cm" fo:margin-bottom="0.101cm" loext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cm" fo:margin-bottom="0.4cm" loext:contextual-spacing="false" fo:line-height="150%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cm" fo:margin-bottom="0.4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cm" fo:margin-bottom="0.4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212cm" fo:margin-bottom="0.106cm" loext:contextual-spacing="false" fo:line-height="100%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5" style:display-name="Contents 5" style:family="paragraph" style:parent-style-name="Index" style:default-outline-level="" style:list-style-name="" style:class="index">
      <style:paragraph-properties fo:margin-left="1.997cm" fo:margin-right="0cm" fo:text-indent="0cm" style:auto-text-indent="false">
        <style:tab-stops>
          <style:tab-stop style:position="14.59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5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1.498cm" fo:margin-right="0cm" fo:text-indent="0cm" style:auto-text-indent="false">
        <style:tab-stops>
          <style:tab-stop style:position="15.09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1Level1" text:bullet-char="◦">
        <style:list-level-properties text:space-before="1.905cm"/>
        <style:text-properties fo:font-family="Verdana" style:font-family-generic="swiss"/>
      </text:list-level-style-bullet>
      <text:list-level-style-bullet text:level="3" text:style-name="List1Level2" text:bullet-char="▪">
        <style:list-level-properties text:space-before="3.493cm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1Level4" text:bullet-char="◦">
        <style:list-level-properties text:space-before="5.715cm"/>
        <style:text-properties fo:font-family="Verdana" style:font-family-generic="swiss"/>
      </text:list-level-style-bullet>
      <text:list-level-style-bullet text:level="6" text:style-name="List1Level5" text:bullet-char="▪">
        <style:list-level-properties text:space-before="7.303cm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1Level7" text:bullet-char="◦">
        <style:list-level-properties text:space-before="9.525cm"/>
        <style:text-properties fo:font-family="Verdana" style:font-family-generic="swiss"/>
      </text:list-level-style-bullet>
      <text:list-level-style-bullet text:level="9" text:style-name="List1Level8" text:bullet-char="▪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2Level1" text:bullet-char="◦">
        <style:list-level-properties text:space-before="1.905cm"/>
        <style:text-properties fo:font-family="Verdana" style:font-family-generic="swiss"/>
      </text:list-level-style-bullet>
      <text:list-level-style-bullet text:level="3" text:style-name="List2Level2" text:bullet-char="▪">
        <style:list-level-properties text:space-before="3.493cm"/>
        <style:text-properties fo:font-family="Verdana" style:font-family-generic="swiss"/>
      </text:list-level-style-bullet>
      <text:list-level-style-bullet text:level="4" text:style-name="List2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2Level4" text:bullet-char="◦">
        <style:list-level-properties text:space-before="5.715cm"/>
        <style:text-properties fo:font-family="Verdana" style:font-family-generic="swiss"/>
      </text:list-level-style-bullet>
      <text:list-level-style-bullet text:level="6" text:style-name="List2Level5" text:bullet-char="▪">
        <style:list-level-properties text:space-before="7.303cm"/>
        <style:text-properties fo:font-family="Verdana" style:font-family-generic="swiss"/>
      </text:list-level-style-bullet>
      <text:list-level-style-bullet text:level="7" text:style-name="List2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2Level7" text:bullet-char="◦">
        <style:list-level-properties text:space-before="9.525cm"/>
        <style:text-properties fo:font-family="Verdana" style:font-family-generic="swiss"/>
      </text:list-level-style-bullet>
      <text:list-level-style-bullet text:level="9" text:style-name="List2Level8" text:bullet-char="▪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3Level1" text:bullet-char="◦">
        <style:list-level-properties text:space-before="1.905cm"/>
        <style:text-properties fo:font-family="Verdana" style:font-family-generic="swiss"/>
      </text:list-level-style-bullet>
      <text:list-level-style-bullet text:level="3" text:style-name="List3Level2" text:bullet-char="▪">
        <style:list-level-properties text:space-before="3.493cm"/>
        <style:text-properties fo:font-family="Verdana" style:font-family-generic="swiss"/>
      </text:list-level-style-bullet>
      <text:list-level-style-bullet text:level="4" text:style-name="List3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3Level4" text:bullet-char="◦">
        <style:list-level-properties text:space-before="5.715cm"/>
        <style:text-properties fo:font-family="Verdana" style:font-family-generic="swiss"/>
      </text:list-level-style-bullet>
      <text:list-level-style-bullet text:level="6" text:style-name="List3Level5" text:bullet-char="▪">
        <style:list-level-properties text:space-before="7.303cm"/>
        <style:text-properties fo:font-family="Verdana" style:font-family-generic="swiss"/>
      </text:list-level-style-bullet>
      <text:list-level-style-bullet text:level="7" text:style-name="List3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3Level7" text:bullet-char="◦">
        <style:list-level-properties text:space-before="9.525cm"/>
        <style:text-properties fo:font-family="Verdana" style:font-family-generic="swiss"/>
      </text:list-level-style-bullet>
      <text:list-level-style-bullet text:level="9" text:style-name="List3Level8" text:bullet-char="▪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4Level1" text:bullet-char="◦">
        <style:list-level-properties text:space-before="1.905cm"/>
        <style:text-properties fo:font-family="Verdana" style:font-family-generic="swiss"/>
      </text:list-level-style-bullet>
      <text:list-level-style-bullet text:level="3" text:style-name="List4Level2" text:bullet-char="▪">
        <style:list-level-properties text:space-before="3.493cm"/>
        <style:text-properties fo:font-family="Verdana" style:font-family-generic="swiss"/>
      </text:list-level-style-bullet>
      <text:list-level-style-bullet text:level="4" text:style-name="List4Level3" text:bullet-char="•">
        <style:list-level-properties text:space-before="4.445cm"/>
        <style:text-properties fo:font-family="Verdana" style:font-family-generic="swiss"/>
      </text:list-level-style-bullet>
      <text:list-level-style-bullet text:level="5" text:style-name="List4Level4" text:bullet-char="◦">
        <style:list-level-properties text:space-before="5.715cm"/>
        <style:text-properties fo:font-family="Verdana" style:font-family-generic="swiss"/>
      </text:list-level-style-bullet>
      <text:list-level-style-bullet text:level="6" text:style-name="List4Level5" text:bullet-char="▪">
        <style:list-level-properties text:space-before="7.303cm"/>
        <style:text-properties fo:font-family="Verdana" style:font-family-generic="swiss"/>
      </text:list-level-style-bullet>
      <text:list-level-style-bullet text:level="7" text:style-name="List4Level6" text:bullet-char="•">
        <style:list-level-properties text:space-before="8.255cm"/>
        <style:text-properties fo:font-family="Verdana" style:font-family-generic="swiss"/>
      </text:list-level-style-bullet>
      <text:list-level-style-bullet text:level="8" text:style-name="List4Level7" text:bullet-char="◦">
        <style:list-level-properties text:space-before="9.525cm"/>
        <style:text-properties fo:font-family="Verdana" style:font-family-generic="swiss"/>
      </text:list-level-style-bullet>
      <text:list-level-style-bullet text:level="9" text:style-name="List4Level8" text:bullet-char="▪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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5Level1" text:bullet-char="">
        <style:list-level-properties text:space-before="1.905cm"/>
        <style:text-properties fo:font-family="Verdana" style:font-family-generic="swiss"/>
      </text:list-level-style-bullet>
      <text:list-level-style-bullet text:level="3" text:style-name="List5Level2" text:bullet-char="">
        <style:list-level-properties text:space-before="3.493cm"/>
        <style:text-properties fo:font-family="Verdana" style:font-family-generic="swiss"/>
      </text:list-level-style-bullet>
      <text:list-level-style-bullet text:level="4" text:style-name="List5Level3" text:bullet-char="">
        <style:list-level-properties text:space-before="4.445cm"/>
        <style:text-properties fo:font-family="Verdana" style:font-family-generic="swiss"/>
      </text:list-level-style-bullet>
      <text:list-level-style-bullet text:level="5" text:style-name="List5Level4" text:bullet-char="">
        <style:list-level-properties text:space-before="5.715cm"/>
        <style:text-properties fo:font-family="Verdana" style:font-family-generic="swiss"/>
      </text:list-level-style-bullet>
      <text:list-level-style-bullet text:level="6" text:style-name="List5Level5" text:bullet-char="">
        <style:list-level-properties text:space-before="7.303cm"/>
        <style:text-properties fo:font-family="Verdana" style:font-family-generic="swiss"/>
      </text:list-level-style-bullet>
      <text:list-level-style-bullet text:level="7" text:style-name="List5Level6" text:bullet-char="">
        <style:list-level-properties text:space-before="8.255cm"/>
        <style:text-properties fo:font-family="Verdana" style:font-family-generic="swiss"/>
      </text:list-level-style-bullet>
      <text:list-level-style-bullet text:level="8" text:style-name="List5Level7" text:bullet-char="">
        <style:list-level-properties text:space-before="9.525cm"/>
        <style:text-properties fo:font-family="Verdana" style:font-family-generic="swiss"/>
      </text:list-level-style-bullet>
      <text:list-level-style-bullet text:level="9" text:style-name="List5Level8" text:bullet-char="">
        <style:list-level-properties text:space-before="11.113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space-before="0.635cm" text:min-label-width="0.612cm"/>
        <style:text-properties fo:font-family="Verdana" style:font-family-generic="swiss"/>
      </text:list-level-style-bullet>
      <text:list-level-style-bullet text:level="2" text:style-name="List6Level1" text:bullet-char="•">
        <style:list-level-properties text:space-before="1.905cm" text:min-label-width="0.589cm"/>
        <style:text-properties fo:font-family="Verdana" style:font-family-generic="swiss"/>
      </text:list-level-style-bullet>
      <text:list-level-style-bullet text:level="3" text:style-name="List6Level2" text:bullet-char="•">
        <style:list-level-properties text:space-before="3.492cm" text:min-label-width="0.249cm"/>
        <style:text-properties fo:font-family="Verdana" style:font-family-generic="swiss"/>
      </text:list-level-style-bullet>
      <text:list-level-style-bullet text:level="4" text:style-name="List6Level3" text:bullet-char="•">
        <style:list-level-properties text:space-before="4.445cm" text:min-label-width="0.543cm"/>
        <style:text-properties fo:font-family="Verdana" style:font-family-generic="swiss"/>
      </text:list-level-style-bullet>
      <text:list-level-style-bullet text:level="5" text:style-name="List6Level4" text:bullet-char="•">
        <style:list-level-properties text:space-before="5.715cm" text:min-label-width="0.52cm"/>
        <style:text-properties fo:font-family="Verdana" style:font-family-generic="swiss"/>
      </text:list-level-style-bullet>
      <text:list-level-style-bullet text:level="6" text:style-name="List6Level5" text:bullet-char="•">
        <style:list-level-properties text:space-before="7.302cm" text:min-label-width="0.18cm"/>
        <style:text-properties fo:font-family="Verdana" style:font-family-generic="swiss"/>
      </text:list-level-style-bullet>
      <text:list-level-style-bullet text:level="7" text:style-name="List6Level6" text:bullet-char="•">
        <style:list-level-properties text:space-before="8.255cm" text:min-label-width="0.474cm"/>
        <style:text-properties fo:font-family="Verdana" style:font-family-generic="swiss"/>
      </text:list-level-style-bullet>
      <text:list-level-style-bullet text:level="8" text:style-name="List6Level7" text:bullet-char="•">
        <style:list-level-properties text:space-before="9.525cm" text:min-label-width="0.452cm"/>
        <style:text-properties fo:font-family="Verdana" style:font-family-generic="swiss"/>
      </text:list-level-style-bullet>
      <text:list-level-style-bullet text:level="9" text:style-name="List6Level8" text:bullet-char="•">
        <style:list-level-properties text:space-before="11.113cm" text:min-label-width="0.111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T1" style:family="text">
      <style:text-properties style:font-name="Ubuntu" fo:font-style="italic" style:font-name-asian="Ubuntu" style:font-style-asian="italic" style:font-name-complex="Ubuntu" style:font-style-complex="italic"/>
    </style:style>
    <style:style style:name="MT2" style:family="text">
      <style:text-properties style:font-name="Ubuntu" style:font-name-asian="Ubuntu" style:font-name-complex="Ubuntu"/>
    </style:style>
    <style:style style:name="MT3" style:family="text">
      <style:text-properties style:font-name="Ubuntu" officeooo:rsid="001d1859" style:font-name-asian="Ubuntu" style:font-name-complex="Ubuntu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2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5cm" fo:margin-left="0cm" fo:margin-right="0cm" fo:margin-bottom="1.75cm" style:dynamic-spacing="true"/>
      </style:header-style>
      <style:footer-style>
        <style:header-footer-properties fo:min-height="1.55cm" fo:margin-left="0cm" fo:margin-right="0cm" fo:margin-top="0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Panduan Pemaketan</text:span><text:span text:style-name="MT2"> <text:s/></text:span><text:span text:style-name="MT3">Maleo</text:span><text:span text:style-name="MT2"><text:tab/><text:tab/><text:tab/><text:tab/><text:tab/><text:tab/><text:tab/></text:span><text:span text:style-name="MT2"><text:page-number text:select-page="current">5</text:page-number></text:span><text:span text:style-name="MT2"> dari 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creator>Estu Fardani</dc:creator>
    <meta:editing-cycles>19</meta:editing-cycles>
    <dc:date>2014-09-04T13:04:37.876344000</dc:date>
    <meta:editing-duration>PT1H47M32S</meta:editing-duration>
    <dc:description>Panduan ini berisi langkah-langkah bagaimana memaketkan aplikasi berbasis HTML dengan bantuan Maleo 
di BlankOn Linux</dc:description>
    <dc:subject>Estu Fardani</dc:subject>
    <dc:title>Panduan Pemaketan Maleo</dc:title>
    <meta:keyword>Maleo</meta:keyword>
    <meta:keyword>Pemaketan</meta:keyword>
    <meta:keyword>BlankOn</meta:keyword>
    <meta:keyword>Panduan</meta:keyword>
    <meta:document-statistic meta:table-count="12" meta:image-count="0" meta:object-count="0" meta:page-count="7" meta:paragraph-count="106" meta:word-count="366" meta:character-count="3179" meta:non-whitespace-character-count="2902"/>
  </office:meta>
</office:document-meta>
</file>